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клиента </text:p>
      <text:list xml:id="list5676035424315279767" text:style-name="L1">
        <text:list-item>
          <text:p text:style-name="P2">Главная форма</text:p>
        </text:list-item>
      </text:list>
      <text:list xml:id="list5763680609379337526" text:style-name="L2">
        <text:list-item>
          <text:list>
            <text:list-item>
              <text:p text:style-name="P3">Запуск программы</text:p>
              <text:p text:style-name="P4">Для того чтобы запустить программу необходимо совершить двойное нажтие леаой кнопки мыши на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09:30:04.67</meta:creation-date>
    <meta:document-statistic meta:table-count="0" meta:image-count="0" meta:object-count="0" meta:page-count="1" meta:paragraph-count="4" meta:word-count="21" meta:character-count="146"/>
    <dc:date>2014-04-19T09:45:26.97</dc:date>
    <meta:editing-duration>PT15M22S</meta:editing-duration>
    <meta:editing-cycles>1</meta:editing-cycles>
    <meta:generator>OpenOffice/4.0.1$Win32 OpenOffice.org_project/401m5$Build-9714</meta:generator>
  </office:meta>
</office:document-meta>
</file>